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8Num3" style:master-page-name="Standard">
      <style:paragraph-properties style:page-number="auto"/>
    </style:style>
    <style:style style:name="P2" style:family="paragraph" style:parent-style-name="Heading_20_2" style:list-style-name="WW8Num3">
      <style:text-properties officeooo:rsid="00182ded" officeooo:paragraph-rsid="00182ded"/>
    </style:style>
    <style:style style:name="P3" style:family="paragraph" style:parent-style-name="Heading_20_2">
      <style:text-properties officeooo:rsid="00182ded" officeooo:paragraph-rsid="00182ded"/>
    </style:style>
    <style:style style:name="T1" style:family="text">
      <style:text-properties officeooo:rsid="0017b140"/>
    </style:style>
    <style:style style:name="T2" style:family="text">
      <style:text-properties style:font-name="Times New Roman"/>
    </style:style>
    <style:style style:name="T3" style:family="text">
      <style:text-properties style:font-name="Times New Roman" style:font-size-complex="12pt"/>
    </style:style>
    <style:style style:name="T4" style:family="text">
      <style:text-properties style:text-position="super 58%" style:font-name="Times New Roman"/>
    </style:style>
    <style:style style:name="T5" style:family="text">
      <style:text-properties style:text-position="super 58%" style:font-name="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GRAM PLANNING AND PROPOSAL WRITING </text:p>
      <text:p text:style-name="Standard"/>
      <text:p text:style-name="Standard">(Major Heading)</text:p>
      <text:list xml:id="list8388416058296075875" text:style-name="WW8Num3">
        <text:list-item>
          <text:h text:style-name="P1" text:outline-level="1">MAJOR HEADING NUMBER ONE</text:h>
          <text:h text:style-name="Heading_20_2" text:outline-level="2"><text:span text:style-name="T1">Un- numbered heading</text:span></text:h>
        </text:list-item>
      </text:list>
      <text:p text:style-name="Text_20_body"><text:span text:style-name="T2">SMART Moves (Skills Mastery and Resistance Training) is a prevention/education program that addresses problems such as drug and alcohol use and premature sexual activity. More than simply using “Say No” this program teaches youth aged 6-12 how to say no by involving them in the discussion and role playing, practicing resistance and refusal skills, strengthening decision-making skills and analyzing media and peer influence. This grant would allow us to meet twice a week. The second class will be for 3rd and 4</text:span><text:span text:style-name="T4">th</text:span><text:span text:style-name="T2"> graders. There will be incentives for completing the 2 separate eight week courses.</text:span></text:p>
      <text:list xml:id="list121043219430473" text:continue-numbering="true" text:style-name="WW8Num3">
        <text:list-item>
          <text:h text:style-name="P1" text:outline-level="1">MAJOR HEADING NUMBER TWO</text:h>
          <text:list>
            <text:list-item>
              <text:h text:style-name="P2" text:outline-level="2">Numbered Heading 1</text:h>
            </text:list-item>
            <text:list-item>
              <text:h text:style-name="P2" text:outline-level="2">Numbered Heading 2</text:h>
            </text:list-item>
            <text:list-item>
              <text:h text:style-name="P3" text:outline-level="2">Numbered Heading 3</text:h>
            </text:list-item>
          </text:list>
        </text:list-item>
      </text:list>
      <text:p text:style-name="Text_20_body"><text:span text:style-name="T3">We are asking for support from the Windham Foundation to start this SMART MOVES program at an earlier age. We will expand and incentivize our SMART MOVES program to reach more youth at a younger age. Because of organizational capacity, we have been teaching our SMART MOVES program to 6</text:span><text:span text:style-name="T5">th</text:span><text:span text:style-name="T3"> and 7</text:span><text:span text:style-name="T5">th</text:span><text:span text:style-name="T3"> graders. With this grant we will be able to increase staffing hours and that allow us to start teaching our SMART MOVES program to 3</text:span><text:span text:style-name="T5">rd</text:span><text:span text:style-name="T3"> and 4</text:span><text:span text:style-name="T5">th</text:span><text:span text:style-name="T3"> graders. We will incentivize the 3</text:span><text:span text:style-name="T5">rd</text:span><text:span text:style-name="T3"> and 4</text:span><text:span text:style-name="T5">th</text:span><text:span text:style-name="T3"> graders to complete the 2 separate eight week programs during the school year.</text:span></text:p>
      <text:p text:style-name="Text_20_body"/>
      <text:list xml:id="list121041401884142" text:continue-numbering="true" text:style-name="WW8Num3">
        <text:list-item>
          <text:list>
            <text:list-item>
              <text:h text:style-name="P3" text:outline-level="2">Numbered Heading 4</text:h>
            </text:list-item>
          </text:list>
          <text:h text:style-name="Heading_20_2" text:outline-level="2">Heading 2</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he" style:country-complex="IL"/>
    </style:style>
    <style:style style:name="Heading" style:family="paragraph" style:parent-style-name="Standard" style:next-style-name="Text_20_body" style:class="text">
      <style:paragraph-properties fo:text-align="center" style:justify-single-word="false"/>
      <style:text-properties fo:font-size="10pt" fo:font-weight="bold" style:font-size-asian="10pt" style:font-weight-asian="bold"/>
    </style:style>
    <style:style style:name="Text_20_body" style:display-name="Text body" style:family="paragraph" style:parent-style-name="Standard" style:class="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4" style:display-name="Heading 4" style:family="paragraph" style:parent-style-name="Standard" style:next-style-name="Standard" style:default-outline-level="4"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Arial" style:font-family-complex="Arial" style:font-family-generic-complex="swiss" style:font-pitch-complex="variable" style:font-size-complex="11pt"/>
    </style:style>
    <style:style style:name="Wk_2f_Tbl_20_Text" style:display-name="Wk/Tbl Text" style:family="paragraph" style:parent-style-name="Standard">
      <style:paragraph-properties fo:orphans="0" fo:widows="0"/>
    </style:style>
    <style:style style:name="Comment_20_Text" style:display-name="Comment Text"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ody_20_Text_20_2" style:display-name="Body Text 2" style:family="paragraph" style:parent-style-name="Standard">
      <style:text-properties fo:color="#0000ff"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Body_20_Text_20_3" style:display-name="Body Text 3" style:family="paragraph" style:parent-style-name="Standard">
      <style:text-properties fo:color="#00808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Header_20_1" style:display-name="Header 1" style:family="paragraph" style:parent-style-name="Standard">
      <style:paragraph-properties fo:margin-top="0in" fo:margin-bottom="0.1665in" style:contextual-spacing="false" fo:orphans="0" fo:widows="0"/>
      <style:text-properties style:language-complex="ar" style:country-complex="S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style style:name="WW8Num7z0" style:family="text"/>
    <style:style style:name="Default_20_Paragraph_20_Font" style:display-name="Default Paragraph Font" style:family="text"/>
    <style:style style:name="Tag" style:family="text" style:parent-style-name="Default_20_Paragraph_20_Fon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Comment_20_Reference" style:display-name="Comment Reference" style:family="text" style:parent-style-name="Default_20_Paragraph_20_Font">
      <style:text-properties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y Outline</dc:title>
    <meta:initial-creator>Paul Flint</meta:initial-creator>
    <meta:creation-date>2014-12-10T09:58:00</meta:creation-date>
    <dc:date>2015-02-06T12:10:40.928391160</dc:date>
    <meta:print-date>2002-05-02T11:39:00</meta:print-date>
    <meta:editing-cycles>2</meta:editing-cycles>
    <meta:editing-duration>P15824DT17H31M44S</meta:editing-duration>
    <meta:generator>LibreOffice/4.2.7.2$Linux_X86_64 LibreOffice_project/420m0$Build-2</meta:generator>
    <meta:document-statistic meta:table-count="0" meta:image-count="0" meta:object-count="0" meta:page-count="3" meta:paragraph-count="12" meta:word-count="233" meta:character-count="1378" meta:non-whitespace-character-count="1162"/>
  </office:meta>
</office:document-meta>
</file>